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Open Sans" svg:font-family="'Open Sans', arial, x-locale-body, sans-serif"/>
    <style:font-face style:name="Segoe UI" svg:font-family="'Segoe UI', Tahoma, sans-serif"/>
    <style:font-face style:name="Tahoma1" svg:font-family="Tahoma"/>
    <style:font-face style:name="consolas" svg:font-family="consolas, 'Liberation Mono', courier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102in" fo:margin-bottom="0.0835in" fo:orphans="2" fo:widows="2" fo:text-indent="0in" style:auto-text-indent="false" fo:padding="0in" fo:border="none"/>
      <style:text-properties fo:font-variant="normal" fo:text-transform="none" fo:color="#545454" style:font-name="Arial" fo:font-size="9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.0102in" fo:margin-bottom="0.0835in" fo:line-height="100%" fo:orphans="2" fo:widows="2" fo:text-indent="0in" style:auto-text-indent="false" fo:padding="0in" fo:border="none"/>
      <style:text-properties fo:font-variant="normal" fo:text-transform="none" fo:color="#000000" style:font-name="Arial" fo:font-size="9pt" fo:letter-spacing="normal" fo:font-style="normal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left="0in" fo:margin-right="0in" fo:margin-top="0.0102in" fo:margin-bottom="0.0835in" fo:orphans="2" fo:widows="2" fo:text-indent="0in" style:auto-text-indent="false" fo:padding="0in" fo:border="none"/>
      <style:text-properties fo:font-variant="normal" fo:text-transform="none" fo:color="#222222" style:font-name="Consolas" fo:font-size="9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0102in" fo:margin-bottom="0.0835in" fo:orphans="2" fo:widows="2" fo:text-indent="0in" style:auto-text-indent="false" fo:padding="0in" fo:border="none"/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.0102in" fo:margin-bottom="0.0835in" fo:line-height="100%" fo:orphans="2" fo:widows="2" fo:text-indent="0in" style:auto-text-indent="false" fo:padding="0in" fo:border="none"/>
      <style:text-properties fo:font-variant="normal" fo:text-transform="none" fo:color="#222222" style:font-name="Arial" fo:font-size="9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margin-top="0.0102in" fo:margin-bottom="0.0835in" fo:line-height="100%" fo:orphans="2" fo:widows="2" fo:text-indent="0in" style:auto-text-indent="false" fo:padding="0in" fo:border="none"/>
      <style:text-properties fo:font-variant="normal" fo:text-transform="none" fo:color="#222222" style:font-name="Segoe UI" fo:font-size="9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.0102in" fo:margin-bottom="0.0835in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1c1c1c" style:font-name="Open Sans" fo:font-size="10pt" fo:letter-spacing="normal" fo:font-style="normal" style:text-underline-style="solid" style:text-underline-width="auto" style:text-underline-color="font-color" fo:font-weight="bold" style:font-size-asian="10pt" style:font-size-complex="10pt"/>
    </style:style>
    <style:style style:name="P8" style:family="paragraph" style:parent-style-name="Text_20_body">
      <style:paragraph-properties fo:margin-left="0in" fo:margin-right="0in" fo:margin-top="0.0102in" fo:margin-bottom="0.0835in" fo:line-height="100%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left="0.1043in" fo:margin-right="0in" fo:margin-top="0.0102in" fo:margin-bottom="0.0835in" fo:line-height="100%" fo:orphans="2" fo:widows="2" fo:text-indent="0in" style:auto-text-indent="false" fo:padding="0in" fo:border="none"/>
      <style:text-properties fo:font-variant="normal" fo:text-transform="none" fo:color="#545454" style:font-name="Arial" fo:font-size="9pt" fo:letter-spacing="normal" fo:font-style="normal" fo:font-weight="bold" style:font-size-asian="9pt" style:font-size-complex="9pt"/>
    </style:style>
    <style:style style:name="P10" style:family="paragraph" style:parent-style-name="Text_20_body">
      <style:paragraph-properties fo:margin-left="0.1043in" fo:margin-right="0in" fo:margin-top="0.0102in" fo:margin-bottom="0.0835in" fo:line-height="100%" fo:orphans="2" fo:widows="2" fo:text-indent="0in" style:auto-text-indent="false" fo:padding="0in" fo:border="none"/>
      <style:text-properties fo:font-variant="normal" fo:text-transform="none" fo:color="#222222" style:font-name="Arial" fo:font-size="9pt" fo:letter-spacing="normal" fo:font-style="normal" fo:font-weight="normal" style:font-size-asian="9pt" style:font-size-complex="9pt"/>
    </style:style>
    <style:style style:name="P11" style:family="paragraph" style:parent-style-name="Text_20_body">
      <style:paragraph-properties fo:margin-left="0.1043in" fo:margin-right="0in" fo:margin-top="0.0102in" fo:margin-bottom="0.0835in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Open Sans" fo:font-size="9pt" fo:letter-spacing="normal" fo:font-style="normal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.1043in" fo:margin-right="0in" fo:margin-top="0.0102in" fo:margin-bottom="0.0835in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Open Sans" fo:font-size="9pt" fo:letter-spacing="normal" fo:font-style="normal" fo:font-weight="bold" style:font-size-asian="10pt" style:font-size-complex="10pt"/>
    </style:style>
    <style:style style:name="P13" style:family="paragraph" style:parent-style-name="Text_20_body">
      <style:paragraph-properties fo:margin-left="0.1043in" fo:margin-right="0in" fo:margin-top="0.0102in" fo:margin-bottom="0.0835in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Open Sans" fo:font-size="9pt" fo:letter-spacing="normal" fo:font-style="normal" fo:font-weight="bold" style:font-size-asian="9pt" style:font-size-complex="9pt"/>
    </style:style>
    <style:style style:name="P14" style:family="paragraph" style:parent-style-name="Text_20_body">
      <style:paragraph-properties fo:margin-left="0.1043in" fo:margin-right="0in" fo:margin-top="0.0102in" fo:margin-bottom="0.0835in" fo:line-height="100%" fo:orphans="2" fo:widows="2" fo:text-indent="0in" style:auto-text-indent="false" fo:padding="0in" fo:border="none"/>
      <style:text-properties fo:font-variant="normal" fo:text-transform="none" fo:color="#333333" style:font-name="Open Sans" fo:font-size="9pt" fo:letter-spacing="normal" fo:font-style="normal" fo:font-weight="normal" style:font-size-asian="10pt" style:font-size-complex="10pt"/>
    </style:style>
    <style:style style:name="P15" style:family="paragraph" style:parent-style-name="Text_20_body">
      <style:paragraph-properties fo:margin-left="0.1043in" fo:margin-right="0in" fo:margin-top="0.0102in" fo:margin-bottom="0.0835in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Open Sans" fo:font-size="10pt" fo:letter-spacing="normal" fo:font-style="normal" fo:font-weight="bold" style:font-size-asian="10pt" style:font-size-complex="10pt"/>
    </style:style>
    <style:style style:name="P16" style:family="paragraph" style:parent-style-name="Text_20_body">
      <style:paragraph-properties fo:margin-left="0.1043in" fo:margin-right="0in" fo:margin-top="0.0102in" fo:margin-bottom="0.0835in" fo:line-height="100%" fo:orphans="2" fo:widows="2" fo:text-indent="0in" style:auto-text-indent="false" fo:padding="0in" fo:border="none"/>
      <style:text-properties fo:font-variant="normal" fo:text-transform="none" fo:color="#333333" style:font-name="Open Sans" fo:font-size="10pt" fo:letter-spacing="normal" fo:font-style="normal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left="0.1043in" fo:margin-right="0in" fo:margin-top="0.0102in" fo:margin-bottom="0.0835in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Open Sans" fo:font-size="10pt" fo:letter-spacing="normal" fo:font-style="normal" fo:font-weight="bold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left="0.1043in" fo:margin-right="0in" fo:margin-top="0.0102in" fo:margin-bottom="0.0835in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rial" fo:font-size="10pt" fo:letter-spacing="normal" fo:font-style="normal" fo:font-weight="normal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.1043in" fo:margin-right="0in" fo:margin-top="0.0102in" fo:margin-bottom="0.0835in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rial" fo:font-size="9pt" fo:letter-spacing="normal" fo:font-style="normal" fo:font-weight="bold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margin-left="0.1043in" fo:margin-right="0in" fo:margin-top="0.0102in" fo:margin-bottom="0.0835in" fo:line-height="100%" fo:text-align="start" style:justify-single-word="false" fo:orphans="2" fo:widows="2" fo:text-indent="0in" style:auto-text-indent="false" fo:padding="0in" fo:border="none"/>
    </style:style>
    <style:style style:name="P21" style:family="paragraph" style:parent-style-name="Text_20_body">
      <style:paragraph-properties fo:margin-left="0.1043in" fo:margin-right="0in" fo:margin-top="0.0102in" fo:margin-bottom="0.0835in" fo:line-height="100%" fo:text-align="start" style:justify-single-word="false" fo:orphans="2" fo:widows="2" fo:text-indent="0in" style:auto-text-indent="false" fo:padding="0in" fo:border="none"/>
      <style:text-properties fo:color="#1c1c1c" fo:font-size="10pt" style:font-size-asian="10pt" style:font-size-complex="10pt"/>
    </style:style>
    <style:style style:name="P22" style:family="paragraph" style:parent-style-name="Text_20_body">
      <style:paragraph-properties fo:margin-left="0.1043in" fo:margin-right="0in" fo:margin-top="0.0102in" fo:margin-bottom="0.0835in" fo:line-height="100%" fo:orphans="2" fo:widows="2" fo:text-indent="0in" style:auto-text-indent="false" fo:padding="0in" fo:border="none"/>
      <style:text-properties fo:color="#1c1c1c" fo:font-size="10pt" style:font-size-asian="10pt" style:font-size-complex="10pt"/>
    </style:style>
    <style:style style:name="P23" style:family="paragraph" style:parent-style-name="Text_20_body">
      <style:paragraph-properties fo:margin-top="0.0102in" fo:margin-bottom="0.0835in" fo:line-height="100%" fo:orphans="2" fo:widows="2" fo:padding="0in" fo:border="none"/>
      <style:text-properties fo:font-variant="normal" fo:text-transform="none" fo:color="#222222" style:font-name="Arial" fo:font-size="9pt" fo:letter-spacing="normal" fo:font-style="normal" fo:font-weight="normal"/>
    </style:style>
    <style:style style:name="P24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222222" style:font-name="Arial" fo:font-size="9pt" fo:letter-spacing="normal" fo:font-style="normal" fo:font-weight="normal"/>
    </style:style>
    <style:style style:name="P25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222222" style:font-name="Arial" fo:font-size="9pt" fo:letter-spacing="normal" fo:font-style="normal" fo:font-weight="bold" style:font-weight-asian="bold" style:font-weight-complex="bold"/>
    </style:style>
    <style:style style:name="P26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222222" style:font-name="Consolas" fo:font-size="9pt" fo:letter-spacing="normal" fo:font-style="normal" fo:font-weight="normal"/>
    </style:style>
    <style:style style:name="P27" style:family="paragraph" style:parent-style-name="Text_20_body">
      <style:paragraph-properties fo:margin-top="0.0102in" fo:margin-bottom="0.0835in" fo:line-height="100%" fo:text-align="start" style:justify-single-word="false" fo:orphans="2" fo:widows="2" fo:padding="0in" fo:border="none"/>
      <style:text-properties fo:font-variant="normal" fo:text-transform="none" fo:color="#545454" style:font-name="Segoe UI" fo:font-size="9pt" fo:letter-spacing="normal" fo:font-style="normal" fo:font-weight="bold"/>
    </style:style>
    <style:style style:name="P28" style:family="paragraph" style:parent-style-name="Text_20_body">
      <style:paragraph-properties fo:margin-top="0.0102in" fo:margin-bottom="0.0835in" fo:line-height="100%" fo:orphans="2" fo:widows="2" fo:padding="0in" fo:border="none"/>
      <style:text-properties fo:font-variant="normal" fo:text-transform="none" fo:color="#545454" style:font-name="Arial" fo:font-size="9pt" fo:letter-spacing="normal" fo:font-style="normal" fo:font-weight="bold"/>
    </style:style>
    <style:style style:name="P29" style:family="paragraph" style:parent-style-name="Text_20_body">
      <style:paragraph-properties fo:margin-top="0.0102in" fo:margin-bottom="0.0835in" fo:line-height="100%" fo:text-align="start" style:justify-single-word="false" fo:orphans="2" fo:widows="2" fo:padding="0in" fo:border="none"/>
      <style:text-properties fo:font-variant="normal" fo:text-transform="none" fo:color="#545454" style:font-name="Arial" fo:font-size="9pt" fo:letter-spacing="normal" fo:font-style="normal" fo:font-weight="bold"/>
    </style:style>
    <style:style style:name="P30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545454" style:font-name="Arial" fo:font-size="9pt" fo:letter-spacing="normal" fo:font-style="normal" fo:font-weight="bold"/>
    </style:style>
    <style:style style:name="P31" style:family="paragraph" style:parent-style-name="Text_20_body">
      <style:paragraph-properties fo:margin-top="0.0102in" fo:margin-bottom="0.0835in" fo:line-height="100%" fo:orphans="2" fo:widows="2" fo:padding="0in" fo:border="none"/>
      <style:text-properties fo:font-variant="normal" fo:text-transform="none" fo:color="#545454" style:font-name="Arial" fo:font-size="9pt" fo:letter-spacing="normal" fo:font-style="normal" fo:font-weight="bold" style:font-size-asian="9pt" style:font-size-complex="9pt"/>
    </style:style>
    <style:style style:name="P32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545454" style:font-name="Arial" fo:font-size="9pt" fo:letter-spacing="normal" fo:font-style="normal" fo:font-weight="bold" style:font-size-asian="9pt" style:font-size-complex="9pt"/>
    </style:style>
    <style:style style:name="P33" style:family="paragraph" style:parent-style-name="Text_20_body">
      <style:paragraph-properties fo:margin-top="0.0102in" fo:margin-bottom="0.0835in" fo:text-align="start" style:justify-single-word="false" fo:orphans="2" fo:widows="2" fo:padding="0in" fo:border="none"/>
      <style:text-properties fo:font-variant="normal" fo:text-transform="none" fo:color="#545454" style:font-name="Arial" fo:font-size="9pt" fo:letter-spacing="normal" fo:font-style="normal" fo:font-weight="bold"/>
    </style:style>
    <style:style style:name="P34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545454" style:font-name="Arial" fo:font-size="9pt" fo:letter-spacing="normal" fo:font-style="normal" fo:font-weight="normal" style:font-weight-asian="normal" style:font-weight-complex="normal"/>
    </style:style>
    <style:style style:name="P35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666666" style:font-name="Arial" fo:font-size="9pt" fo:letter-spacing="normal" fo:font-style="normal" fo:font-weight="bold"/>
    </style:style>
    <style:style style:name="P36" style:family="paragraph" style:parent-style-name="Text_20_body">
      <style:paragraph-properties fo:margin-top="0.0102in" fo:margin-bottom="0.0835in" fo:line-height="100%" fo:orphans="2" fo:widows="2" fo:padding="0in" fo:border="none"/>
      <style:text-properties fo:font-variant="normal" fo:text-transform="none" fo:color="#000000" style:font-name="Arial" fo:font-size="9pt" fo:letter-spacing="normal" fo:font-style="normal" fo:font-weight="bold" style:font-size-asian="9pt" style:font-weight-asian="bold" style:font-size-complex="9pt" style:font-weight-complex="bold"/>
    </style:style>
    <style:style style:name="P37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000066" style:font-name="Arial" fo:font-size="9pt" fo:letter-spacing="normal" fo:font-style="normal" fo:font-weight="normal" style:font-size-asian="9pt" style:font-size-complex="9pt"/>
    </style:style>
    <style:style style:name="P38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1c1c1c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.0102in" fo:margin-bottom="0.0835in" fo:orphans="2" fo:widows="2" fo:padding="0in" fo:border="none"/>
      <style:text-properties fo:font-variant="normal" fo:text-transform="none" fo:color="#1c1c1c" style:font-name="Arial" fo:font-size="10pt" fo:letter-spacing="normal" fo:font-style="normal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top="0.0102in" fo:margin-bottom="0.0835in" fo:orphans="2" fo:widows="2" fo:padding="0in" fo:border="none"/>
    </style:style>
    <style:style style:name="P41" style:family="paragraph" style:parent-style-name="Text_20_body">
      <style:paragraph-properties fo:margin-top="0.0102in" fo:margin-bottom="0.0835in" fo:orphans="2" fo:widows="2" fo:padding="0in" fo:border="none"/>
      <style:text-properties fo:color="#1c1c1c" fo:font-size="10pt" style:font-size-asian="10pt" style:font-size-complex="10pt"/>
    </style:style>
    <style:style style:name="T1" style:family="text">
      <style:text-properties fo:font-variant="normal" fo:text-transform="none" fo:color="#000000" style:font-name="Open Sans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000000" style:font-name="Open Sans" fo:font-size="10pt" fo:letter-spacing="normal" fo:language="en" fo:country="US" fo:font-style="normal" style:text-underline-style="none" fo:font-weight="normal" style:font-size-asian="10pt" style:font-size-complex="10pt"/>
    </style:style>
    <style:style style:name="T3" style:family="text">
      <style:text-properties fo:font-variant="normal" fo:text-transform="none" fo:color="#1c1c1c" style:text-line-through-style="none" style:font-name="Open Sans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variant="normal" fo:text-transform="none" fo:color="#1c1c1c" style:text-line-through-style="none" style:font-name="Open Sans" fo:font-size="10pt" fo:letter-spacing="normal" fo:font-style="normal" style:text-underline-style="none" fo:font-weight="bold" style:text-blinking="false" style:font-size-asian="10pt" style:font-size-complex="10pt"/>
    </style:style>
    <style:style style:name="T5" style:family="text">
      <style:text-properties fo:font-variant="normal" fo:text-transform="none" fo:color="#1c1c1c" style:text-line-through-style="none" style:font-name="consolas" fo:font-size="10pt" fo:letter-spacing="normal" fo:font-style="normal" style:text-underline-style="none" fo:font-weight="normal" style:text-blinking="false" style:font-size-asian="10pt" style:font-size-complex="10pt"/>
    </style:style>
    <style:style style:name="T6" style:family="text">
      <style:text-properties fo:font-variant="normal" fo:text-transform="none" fo:color="#1c1c1c" style:text-line-through-style="none" style:font-name="consolas" fo:font-size="10pt" fo:letter-spacing="normal" fo:font-style="normal" style:text-underline-style="none" fo:font-weight="normal" style:text-blinking="false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1c1c1c" style:font-name="Open Sans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1c1c1c" style:font-name="Open Sans" fo:font-size="10pt" fo:letter-spacing="normal" fo:font-style="normal" fo:font-weight="normal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c1c1c" style:font-name="Open Sans" fo:font-size="10pt" fo:letter-spacing="normal" fo:font-style="normal" fo:font-weight="bold" style:font-size-asian="10pt" style:font-size-complex="10pt"/>
    </style:style>
    <style:style style:name="T10" style:family="text">
      <style:text-properties fo:font-variant="normal" fo:text-transform="none" fo:color="#1c1c1c" style:font-name="Open Sans" fo:font-size="10pt" fo:letter-spacing="normal" fo:font-style="normal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1c1c1c" style:font-name="Open Sans" fo:font-size="10pt" fo:letter-spacing="normal" fo:font-style="normal" style:text-underline-style="none" fo:font-weight="normal" style:font-size-asian="10pt" style:font-size-complex="10pt"/>
    </style:style>
    <style:style style:name="T12" style:family="text">
      <style:text-properties fo:font-variant="normal" fo:text-transform="none" fo:color="#1c1c1c" style:font-name="Arial" fo:font-size="10pt" fo:letter-spacing="normal" fo:font-style="normal" fo:font-weight="bold" style:font-size-asian="10pt" style:font-size-complex="10pt"/>
    </style:style>
    <style:style style:name="T13" style:family="text">
      <style:text-properties fo:font-variant="normal" fo:text-transform="none" fo:color="#1c1c1c" style:font-name="consolas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1c1c1c" style:font-name="consolas" fo:font-size="10pt" fo:letter-spacing="normal" fo:font-style="normal" style:text-underline-style="none" fo:font-weight="normal" style:font-size-asian="10pt" style:font-size-complex="10pt"/>
    </style:style>
    <style:style style:name="T15" style:family="text">
      <style:text-properties fo:font-variant="normal" fo:text-transform="none" style:font-name="Open Sans" fo:letter-spacing="normal" fo:font-style="normal"/>
    </style:style>
    <style:style style:name="T16" style:family="text">
      <style:text-properties fo:font-variant="normal" fo:text-transform="none" style:font-name="Open Sans" fo:letter-spacing="normal" fo:font-style="normal" fo:font-weight="bold"/>
    </style:style>
    <style:style style:name="T17" style:family="text">
      <style:text-properties fo:font-variant="normal" fo:text-transform="none" style:font-name="Open Sans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style:font-name="Open Sans" fo:letter-spacing="normal" fo:font-style="normal" fo:font-weight="normal"/>
    </style:style>
    <style:style style:name="T19" style:family="text">
      <style:text-properties fo:font-variant="normal" fo:text-transform="none" style:font-name="Open Sans" fo:letter-spacing="normal" fo:font-style="normal" fo:font-weight="normal" style:font-weight-asian="bold" style:font-weight-complex="bold"/>
    </style:style>
    <style:style style:name="T20" style:family="text">
      <style:text-properties fo:font-variant="normal" fo:text-transform="none" style:font-name="Arial" fo:letter-spacing="normal" fo:font-style="normal" fo:font-weight="bold"/>
    </style:style>
    <style:style style:name="T21" style:family="text">
      <style:text-properties fo:font-variant="normal" fo:text-transform="none" style:font-name="Arial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style:font-name="Arial" fo:letter-spacing="normal" fo:font-style="normal" fo:font-weight="normal"/>
    </style:style>
    <style:style style:name="T23" style:family="text">
      <style:text-properties fo:font-variant="normal" fo:text-transform="none" style:font-name="Arial" fo:letter-spacing="normal" fo:font-style="normal" fo:font-weight="normal" style:font-weight-asian="bold" style:font-weight-complex="bold"/>
    </style:style>
    <style:style style:name="T24" style:family="text">
      <style:text-properties fo:color="#222222"/>
    </style:style>
    <style:style style:name="T25" style:family="text">
      <style:text-properties fo:color="#222222" fo:font-weight="normal"/>
    </style:style>
    <style:style style:name="T26" style:family="text">
      <style:text-properties fo:color="#222222" fo:font-weight="normal" style:font-size-asian="9pt" style:font-size-complex="9pt"/>
    </style:style>
    <style:style style:name="T27" style:family="text">
      <style:text-properties fo:color="#222222" fo:font-weight="normal" style:font-size-asian="9pt" style:font-weight-asian="normal" style:font-size-complex="9pt" style:font-weight-complex="normal"/>
    </style:style>
    <style:style style:name="T28" style:family="text">
      <style:text-properties fo:color="#222222" style:font-name="Times New Roman" fo:font-size="12pt" style:font-size-asian="12pt" style:font-size-complex="12pt"/>
    </style:style>
    <style:style style:name="T29" style:family="text">
      <style:text-properties fo:color="#222222" style:font-name="Times New Roman" fo:font-size="12pt" fo:font-weight="normal" style:font-size-asian="12pt" style:font-size-complex="12pt"/>
    </style:style>
    <style:style style:name="T30" style:family="text">
      <style:text-properties fo:color="#222222" fo:font-size="12pt" style:font-size-asian="12pt" style:font-weight-asian="normal" style:font-size-complex="12pt" style:font-weight-complex="normal"/>
    </style:style>
    <style:style style:name="T31" style:family="text">
      <style:text-properties fo:color="#222222" style:font-size-asian="9pt" style:font-weight-asian="normal" style:font-size-complex="9pt" style:font-weight-complex="normal"/>
    </style:style>
    <style:style style:name="T32" style:family="text">
      <style:text-properties fo:color="#222222" style:font-size-asian="9pt" style:font-weight-asian="bold" style:font-size-complex="9pt" style:font-weight-complex="bold"/>
    </style:style>
    <style:style style:name="T33" style:family="text">
      <style:text-properties fo:color="#222222" style:font-name="Arial" fo:font-weight="normal"/>
    </style:style>
    <style:style style:name="T34" style:family="text">
      <style:text-properties style:font-size-asian="9pt" style:font-size-complex="9pt"/>
    </style:style>
    <style:style style:name="T35" style:family="text">
      <style:text-properties style:font-size-asian="9pt" style:font-weight-asian="bold" style:font-size-complex="9pt" style:font-weight-complex="bold"/>
    </style:style>
    <style:style style:name="T36" style:family="text">
      <style:text-properties fo:color="#666666" style:font-size-asian="9pt" style:font-weight-asian="bold" style:font-size-complex="9pt" style:font-weight-complex="bold"/>
    </style:style>
    <style:style style:name="T37" style:family="text">
      <style:text-properties fo:color="#666666" style:font-size-asian="9pt" style:font-weight-asian="normal" style:font-size-complex="9pt" style:font-weight-complex="normal"/>
    </style:style>
    <style:style style:name="T38" style:family="text">
      <style:text-properties fo:color="#000066" style:font-name="Times New Roman" fo:font-size="12pt" fo:font-weight="normal" style:font-size-asian="12pt" style:font-size-complex="12pt"/>
    </style:style>
    <style:style style:name="T39" style:family="text">
      <style:text-properties style:font-name="Arial"/>
    </style:style>
    <style:style style:name="T40" style:family="text">
      <style:text-properties style:font-name="Arial" style:font-size-asian="9pt" style:font-weight-asian="bold" style:font-size-complex="9pt" style:font-weight-complex="bold"/>
    </style:style>
    <style:style style:name="T41" style:family="text">
      <style:text-properties fo:color="#1c1c1c" style:font-name="Open Sans" fo:font-size="10pt" style:font-size-asian="10pt" style:font-size-complex="10pt"/>
    </style:style>
    <style:style style:name="T42" style:family="text">
      <style:text-properties fo:color="#1c1c1c" fo:font-size="10pt" style:font-size-asian="10pt" style:font-size-complex="10pt"/>
    </style:style>
    <style:style style:name="T43" style:family="text">
      <style:text-properties fo:color="#1c1c1c" fo:font-size="10pt" style:text-underline-style="none" style:font-size-asian="10pt" style:font-size-complex="10pt"/>
    </style:style>
    <style:style style:name="T44" style:family="text">
      <style:text-properties style:font-name="Open Sans"/>
    </style:style>
    <style:style style:name="T45" style:family="text">
      <style:text-properties style:font-name="Open Sans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<text:a xlink:type="simple" xlink:href="https://www.youtube.com/" text:style-name="Internet_20_link" text:visited-style-name="Visited_20_Internet_20_Link">https://www.youtube.com/</text:a></text:p>
      <text:p text:style-name="Standard"/>
      <text:p text:style-name="P9">Request URL: <text:span text:style-name="T25">https://www.youtube.com/</text:span></text:p>
      <text:p text:style-name="P9">Request Method: <text:span text:style-name="T25">GET</text:span></text:p>
      <text:p text:style-name="P9">Status Code: <text:span text:style-name="T25">200 </text:span></text:p>
      <text:p text:style-name="P9">Remote Address: <text:span text:style-name="T25">216.58.209.46:443</text:span></text:p>
      <text:p text:style-name="P9">Referrer Policy: <text:span text:style-name="T25">no-referrer-when-downgrade</text:span></text:p>
      <text:p text:style-name="P10"/>
      <text:p text:style-name="P2">Response Headers:</text:p>
      <text:p text:style-name="P31"><text:s text:c="2"/>alt-svc: <text:span text:style-name="T25">hq=":443"; ma=2592000; quic=51303432; quic=51303431; quic=51303339; quic=51303335,quic=":443"; ma=2592000; v="42,41,39,35"</text:span></text:p>
      <text:p text:style-name="P32"><text:s text:c="2"/>cache-control: <text:span text:style-name="T25">no-cache</text:span></text:p>
      <text:p text:style-name="P32"><text:s text:c="2"/>content-encoding: <text:span text:style-name="T25">br</text:span></text:p>
      <text:p text:style-name="P32"><text:s text:c="2"/>content-type: <text:span text:style-name="T25">text/html; charset=utf-8</text:span></text:p>
      <text:p text:style-name="P32"><text:s text:c="2"/>date: <text:span text:style-name="T25">Wed, 21 Mar 2018 12:36:13 GMT</text:span></text:p>
      <text:p text:style-name="P32"><text:s text:c="2"/>expires: <text:span text:style-name="T25">Tue, 27 Apr 1971 19:44:06 EST</text:span></text:p>
      <text:p text:style-name="P32"><text:s text:c="2"/>server: <text:span text:style-name="T25">YouTube Frontend Proxy</text:span></text:p>
      <text:p text:style-name="P32"><text:s text:c="2"/>status: <text:span text:style-name="T25">200</text:span></text:p>
      <text:p text:style-name="P32"><text:s text:c="2"/>strict-transport-security: <text:span text:style-name="T25">max-age=31536000</text:span></text:p>
      <text:p text:style-name="P32"><text:s text:c="2"/>x-content-type-options: <text:span text:style-name="T25">nosniff</text:span></text:p>
      <text:p text:style-name="P32"><text:s text:c="2"/>x-frame-options: <text:span text:style-name="T25">SAMEORIGIN</text:span></text:p>
      <text:p text:style-name="P30"><text:span text:style-name="T34"><text:s text:c="2"/>x-xss-protection: </text:span><text:span text:style-name="T26">1; mode=block; report=</text:span><text:a xlink:type="simple" xlink:href="https://www.google.com/appserve/security-bugs/log/youtube" text:style-name="Internet_20_link" text:visited-style-name="Visited_20_Internet_20_Link">https://www.google.com/appserve/security-bugs/log/youtube</text:a></text:p>
      <text:p text:style-name="P2">Request Headers:</text:p>
      <text:p text:style-name="P31"><text:span text:style-name="T24"><text:s text:c="2"/>:authority: </text:span><text:span text:style-name="T25">www.youtube.com</text:span></text:p>
      <text:p text:style-name="P32"><text:s text:c="2"/>:method: <text:span text:style-name="T25">GET</text:span></text:p>
      <text:p text:style-name="P32"><text:s text:c="2"/>:path: <text:span text:style-name="T25">/</text:span></text:p>
      <text:p text:style-name="P32"><text:s text:c="2"/>:scheme: <text:span text:style-name="T25">https</text:span></text:p>
      <text:p text:style-name="P32"><text:s text:c="2"/>accept: <text:span text:style-name="T25">text/html,application/xhtml+xml,application/xml;q=0.9,image/webp,image/apng,*/*;q=0.8</text:span></text:p>
      <text:p text:style-name="P32"><text:s text:c="2"/>accept-encoding: <text:span text:style-name="T25">gzip, deflate, br</text:span></text:p>
      <text:p text:style-name="P32"><text:s text:c="2"/>accept-language: <text:span text:style-name="T25">uk-UA,uk;q=0.9,ru;q=0.8,en-US;q=0.7,en;q=0.6</text:span></text:p>
      <text:p text:style-name="P32"><text:s text:c="2"/>cache-control: <text:span text:style-name="T25">max-age=0</text:span></text:p>
      <text:p text:style-name="P32"><text:s text:c="2"/>cookie: <text:span text:style-name="T25">SID=4AVDwFjld-ctbqXK-L2Na1pWhe5mCzIGRf0Vc9MPfW91Av1FAGeceSWXCqH9X11pmJqqLQ.; HSID=AQdgChmPOuBx6w3LG; SSID=AgcHzYwrAhxsgsiNF; APISID=X3Tuob9IHO3EL67R/A2kAbkRH6IStbUlqa; SAPISID=bFUawFMTPNEbirCx/ANziP81Jo9eJomPli; YSC=_n-IHjC-vGY; VISITOR_INFO1_LIVE=8jgBjGRSeqE; PREF=f1=50000000; LOGIN_INFO=AFmmF2swRAIgbiPvf6CMnC0qksrIHlvZLD3rL30hHrml-oY12B_zBRoCIBmge49oxMRUy7WX27V613XpFgr6Vjd050li9MdqclFA:QUQ3MjNmdzhlYjZFUzhDZjJxMW1uaXF0TzZzWVVta2tsX2txY1BXeXpkTTFTMlpEXzVwQjh1enl2LVFWeFA3cUN2NTRMOUNTMGg2MHlHc0dtSkx6ZGFISUxRYThLMDhBRUhRbVFCZmNtOVk2dHpKNTdTTlN4VFFGcjRnTzBPbXBSX1JvdEw3QlQwVV8wTWZhSGJIZkhZb1kxcFlSVmZicWM2b1BLU01tb0dGU3dDb3dDbU9jcTVj</text:span></text:p>
      <text:p text:style-name="P32"><text:s text:c="2"/>upgrade-insecure-requests: <text:span text:style-name="T25">1</text:span></text:p>
      <text:p text:style-name="P32"><text:s text:c="2"/>user-agent: <text:span text:style-name="T25">Mozilla/5.0 (Windows NT 10.0; Win64; x64) AppleWebKit/537.36 (KHTML, like Gecko) Chrome/67.0.3377.0 Safari/537.36</text:span></text:p>
      <text:p text:style-name="P32"><text:s text:c="2"/>x-client-data: <text:span text:style-name="T25">Ciq2yQEIpbbJAQirncoBCNidygEYhKPKAQ==</text:span></text:p>
      <text:p text:style-name="P24"/>
      <text:p text:style-name="P25"/>
      <text:p text:style-name="P25"/>
      <text:p text:style-name="P34"><text:soft-page-break/><text:span text:style-name="T28">2)</text:span><text:a xlink:type="simple" xlink:href="https://www.instagram.com/" text:style-name="Internet_20_link" text:visited-style-name="Visited_20_Internet_20_Link">https://www.instagram.com/</text:a></text:p>
      <text:p text:style-name="P30"><text:span text:style-name="T31"><text:s text:c="2"/></text:span><text:span text:style-name="T37">Request URL</text:span><text:span text:style-name="T31">:</text:span><text:span text:style-name="T30"> </text:span><text:span text:style-name="T25">https://www.instagram.com/</text:span></text:p>
      <text:p text:style-name="P30"><text:s text:c="2"/>Request Method: <text:span text:style-name="T25">GET</text:span></text:p>
      <text:p text:style-name="P30"><text:s text:c="2"/>Status Code: <text:span text:style-name="T25">200 </text:span></text:p>
      <text:p text:style-name="P30"><text:s text:c="2"/>Remote Address: <text:span text:style-name="T25">31.13.81.174:443</text:span></text:p>
      <text:p text:style-name="P30"><text:s text:c="2"/>Referrer Policy: <text:span text:style-name="T25">no-referrer-when-downgrade</text:span></text:p>
      <text:p text:style-name="P24"/>
      <text:p text:style-name="P2">Response Headers:</text:p>
      <text:p text:style-name="P28"><text:span text:style-name="T36"><text:s text:c="2"/>cache-control</text:span><text:span text:style-name="T32">: </text:span><text:span text:style-name="T25">private, no-cache, no-store, must-revalidate</text:span></text:p>
      <text:p text:style-name="P30"><text:s text:c="2"/>content-encoding: <text:span text:style-name="T25">gzip</text:span></text:p>
      <text:p text:style-name="P30"><text:s text:c="2"/>content-language: <text:span text:style-name="T25">uk</text:span></text:p>
      <text:p text:style-name="P30"><text:s text:c="2"/>content-length: <text:span text:style-name="T25">5133</text:span></text:p>
      <text:p text:style-name="P30"><text:s text:c="2"/>content-type: <text:span text:style-name="T25">text/html</text:span></text:p>
      <text:p text:style-name="P30"><text:s text:c="2"/>date: <text:span text:style-name="T25">Wed, 21 Mar 2018 12:36:33 GMT</text:span></text:p>
      <text:p text:style-name="P30"><text:s text:c="2"/>expires: <text:span text:style-name="T25">Sat, 01 Jan 2000 00:00:00 GMT</text:span></text:p>
      <text:p text:style-name="P30"><text:s text:c="2"/>pragma: <text:span text:style-name="T25">no-cache</text:span></text:p>
      <text:p text:style-name="P30"><text:s text:c="2"/>set-cookie: <text:span text:style-name="T25">csrftoken=MQBZFIot1uXEwj7NAiixpdtQWIVQsz4i; expires=Wed, 20-Mar-2019 12:36:33 GMT; Max-Age=31449600; Path=/; Secure</text:span></text:p>
      <text:p text:style-name="P30"><text:s text:c="2"/>set-cookie: <text:span text:style-name="T25">sessionid=; Domain=.www.instagram.com; expires=Thu, 01-Jan-1970 00:00:00 GMT; Max-Age=0; Path=/</text:span></text:p>
      <text:p text:style-name="P30"><text:s text:c="2"/>set-cookie: <text:span text:style-name="T25">rur=FRC; Path=/</text:span></text:p>
      <text:p text:style-name="P30"><text:s text:c="2"/>set-cookie: <text:span text:style-name="T25">sessionid=; Domain=www.instagram.com; expires=Thu, 01-Jan-1970 00:00:00 GMT; Max-Age=0; Path=/</text:span></text:p>
      <text:p text:style-name="P30"><text:s text:c="2"/>set-cookie: <text:span text:style-name="T25">sessionid=; Domain=instagram.com; expires=Thu, 01-Jan-1970 00:00:00 GMT; Max-Age=0; Path=/</text:span></text:p>
      <text:p text:style-name="P30"><text:s text:c="2"/>set-cookie: <text:span text:style-name="T25">sessionid=; Domain=.instagram.com; expires=Thu, 01-Jan-1970 00:00:00 GMT; Max-Age=0; Path=/</text:span></text:p>
      <text:p text:style-name="P30"><text:s text:c="2"/>status: <text:span text:style-name="T25">200</text:span></text:p>
      <text:p text:style-name="P30"><text:s text:c="2"/>strict-transport-security: <text:span text:style-name="T25">max-age=86400</text:span></text:p>
      <text:p text:style-name="P30"><text:s text:c="2"/>vary: <text:span text:style-name="T25">Cookie, Accept-Language, Accept-Encoding</text:span></text:p>
      <text:p text:style-name="P30"><text:s text:c="2"/>x-frame-options: <text:span text:style-name="T25">SAMEORIGIN</text:span></text:p>
      <text:p text:style-name="P2">Request Headers:</text:p>
      <text:p text:style-name="P28"><text:span text:style-name="T36"><text:s text:c="2"/>:authority:</text:span><text:span text:style-name="T27"> </text:span><text:span text:style-name="T25">www.instagram.com</text:span></text:p>
      <text:p text:style-name="P30"><text:s text:c="2"/>:method: <text:span text:style-name="T25">GET</text:span></text:p>
      <text:p text:style-name="P30"><text:s text:c="2"/>:path: <text:span text:style-name="T25">/</text:span></text:p>
      <text:p text:style-name="P30"><text:s text:c="2"/>:scheme: <text:span text:style-name="T25">https</text:span></text:p>
      <text:p text:style-name="P30"><text:s text:c="2"/>accept: <text:span text:style-name="T25">text/html,application/xhtml+xml,application/xml;q=0.9,image/webp,image/apng,*/*;q=0.8</text:span></text:p>
      <text:p text:style-name="P30"><text:s text:c="2"/>accept-encoding: <text:span text:style-name="T25">gzip, deflate, br</text:span></text:p>
      <text:p text:style-name="P30"><text:s text:c="2"/>accept-language: <text:span text:style-name="T25">uk-UA,uk;q=0.9,ru;q=0.8,en-US;q=0.7,en;q=0.6</text:span></text:p>
      <text:p text:style-name="P30"><text:s text:c="2"/>cache-control: <text:span text:style-name="T25">max-age=0</text:span></text:p>
      <text:p text:style-name="P30"><text:s text:c="2"/>cookie: <text:span text:style-name="T25">rur=FRC; csrftoken=MQBZFIot1uXEwj7NAiixpdtQWIVQsz4i; mid=WrJRwwALAAFUbHnyJGbDW-tVD8zy; ig_pr=1; ig_vh=662; ig_vw=811; ig_or=landscape-primary</text:span></text:p>
      <text:p text:style-name="P30"><text:s text:c="2"/>upgrade-insecure-requests: <text:span text:style-name="T25">1</text:span></text:p>
      <text:p text:style-name="P30"><text:s text:c="2"/>user-agent: <text:span text:style-name="T25">Mozilla/5.0 (Windows NT 10.0; Win64; x64) AppleWebKit/537.36 (KHTML, like Gecko) Chrome/67.0.3377.0 Safari/537.36</text:span></text:p>
      <text:p text:style-name="P24"/>
      <text:p text:style-name="P24"/>
      <text:p text:style-name="P30"><text:soft-page-break/><text:span text:style-name="T29">3)</text:span><text:a xlink:type="simple" xlink:href="https://privatbank.ua/" text:style-name="Internet_20_link" text:visited-style-name="Visited_20_Internet_20_Link"><text:span text:style-name="T38">https://privatbank.ua/</text:span></text:a></text:p>
      <text:p text:style-name="P35"><text:span text:style-name="T35"><text:s text:c="2"/>Request URL: </text:span><text:span text:style-name="T25">https://privatbank.ua/</text:span></text:p>
      <text:p text:style-name="P30"><text:s text:c="2"/>Request Method: <text:span text:style-name="T25">GET</text:span></text:p>
      <text:p text:style-name="P30"><text:s text:c="2"/>Status Code: <text:span text:style-name="T25">200 OK</text:span></text:p>
      <text:p text:style-name="P30"><text:s text:c="2"/>Remote Address: <text:span text:style-name="T25">52.213.131.203:443</text:span></text:p>
      <text:p text:style-name="P30"><text:s text:c="2"/>Referrer Policy: <text:span text:style-name="T25">no-referrer-when-downgrade</text:span></text:p>
      <text:p text:style-name="P24"/>
      <text:p text:style-name="P2">Response Headers:</text:p>
      <text:p text:style-name="P27"><text:span text:style-name="T35"><text:s text:c="2"/></text:span><text:span text:style-name="T40">Access-Control-Allow-Credentials: </text:span><text:span text:style-name="T33">true</text:span></text:p>
      <text:p text:style-name="P33"><text:s text:c="2"/>Cache-Control: <text:span text:style-name="T25">private</text:span></text:p>
      <text:p text:style-name="P33"><text:s text:c="2"/>Connection: <text:span text:style-name="T25">keep-alive</text:span></text:p>
      <text:p text:style-name="P33"><text:s text:c="2"/>Content-Encoding: <text:span text:style-name="T25">gzip</text:span></text:p>
      <text:p text:style-name="P33"><text:s text:c="2"/>Content-Type: <text:span text:style-name="T25">text/html; charset=UTF-8</text:span></text:p>
      <text:p text:style-name="P33"><text:s text:c="2"/>Date: <text:span text:style-name="T25">Wed, 21 Mar 2018 12:37:11 GMT</text:span></text:p>
      <text:p text:style-name="P33"><text:s text:c="2"/>expires: <text:span text:style-name="T25">-1</text:span></text:p>
      <text:p text:style-name="P33"><text:s text:c="2"/>pragma: <text:span text:style-name="T25">no-cache</text:span></text:p>
      <text:p text:style-name="P33"><text:s text:c="2"/>Server: <text:span text:style-name="T25">nginx</text:span></text:p>
      <text:p text:style-name="P33"><text:s text:c="2"/>Strict-Transport-Security: <text:span text:style-name="T25">max-age=31536000</text:span></text:p>
      <text:p text:style-name="P33"><text:s text:c="2"/>Transfer-Encoding: <text:span text:style-name="T25">chunked</text:span></text:p>
      <text:p text:style-name="P33"><text:s text:c="2"/>X-Frame-Options: <text:span text:style-name="T25">DENY</text:span></text:p>
      <text:p text:style-name="P2">Request Headers:</text:p>
      <text:p text:style-name="P28"><text:span text:style-name="T35"><text:s text:c="2"/>Accept: </text:span><text:span text:style-name="T25">text/html,application/xhtml+xml,application/xml;q=0.9,image/webp,image/apng,*/*;q=0.8</text:span></text:p>
      <text:p text:style-name="P30"><text:s text:c="2"/>Accept-Encoding: <text:span text:style-name="T25">gzip, deflate, br</text:span></text:p>
      <text:p text:style-name="P30"><text:s text:c="2"/>Accept-Language: <text:span text:style-name="T25">uk-UA,uk;q=0.9,ru;q=0.8,en-US;q=0.7,en;q=0.6</text:span></text:p>
      <text:p text:style-name="P30"><text:s text:c="2"/>Cache-Control: <text:span text:style-name="T25">max-age=0</text:span></text:p>
      <text:p text:style-name="P30"><text:s text:c="2"/>Connection: <text:span text:style-name="T25">keep-alive</text:span></text:p>
      <text:p text:style-name="P30"><text:s text:c="2"/>Cookie: <text:span text:style-name="T25">pa=1521635817548.2510.3091748461941297privatbank.ua0.5396255748567289+1; _ga=GA1.2.1790432470.1521635818; _gid=GA1.2.1917736114.1521635818; _gat_gtag_UA_7432011_4=1</text:span></text:p>
      <text:p text:style-name="P30"><text:s text:c="2"/>Host: <text:span text:style-name="T25">privatbank.ua</text:span></text:p>
      <text:p text:style-name="P30"><text:s text:c="2"/>Upgrade-Insecure-Requests: <text:span text:style-name="T25">1</text:span></text:p>
      <text:p text:style-name="P30"><text:s text:c="2"/>User-Agent: <text:span text:style-name="T25">Mozilla/5.0 (Windows NT 10.0; Win64; x64) AppleWebKit/537.36 (KHTML, like Gecko) Chrome/67.0.3377.0 Safari/537.36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<text:soft-page-break/><text:span text:style-name="T29">4)</text:span><text:a xlink:type="simple" xlink:href="https://sinoptik.ua/" text:style-name="Internet_20_link" text:visited-style-name="Visited_20_Internet_20_Link"><text:span text:style-name="T38">https://sinoptik.ua/</text:span></text:a></text:p>
      <text:p text:style-name="P35"><text:span text:style-name="T35"><text:s text:c="2"/>Request URL: </text:span><text:span text:style-name="T25">https://sinoptik.ua/</text:span></text:p>
      <text:p text:style-name="P1"><text:s text:c="2"/>Request Method: <text:span text:style-name="T25">GET</text:span></text:p>
      <text:p text:style-name="P1"><text:s text:c="2"/>Status Code: <text:span text:style-name="T25">200 </text:span></text:p>
      <text:p text:style-name="P1"><text:s text:c="2"/>Remote Address: <text:span text:style-name="T25">212.42.76.150:443</text:span></text:p>
      <text:p text:style-name="P1"><text:s text:c="2"/>Referrer Policy: <text:span text:style-name="T25">no-referrer-when-downgrade</text:span></text:p>
      <text:p text:style-name="P3"/>
      <text:p text:style-name="P2">Response Headers:</text:p>
      <text:p text:style-name="P28"><text:span text:style-name="T35"><text:s text:c="2"/>content-encoding: </text:span><text:span text:style-name="T25">gzip</text:span></text:p>
      <text:p text:style-name="P30"><text:s text:c="2"/>content-type: <text:span text:style-name="T25">text/html; charset=utf-8</text:span></text:p>
      <text:p text:style-name="P30"><text:s text:c="2"/>date: <text:span text:style-name="T25">Wed, 21 Mar 2018 12:37:39 GMT</text:span></text:p>
      <text:p text:style-name="P30"><text:s text:c="2"/>etag: <text:span text:style-name="T25">"c4d6e3ae8b754c4010ac2959502f8e24"</text:span></text:p>
      <text:p text:style-name="P30"><text:s text:c="2"/>server: <text:span text:style-name="T25">nginx</text:span></text:p>
      <text:p text:style-name="P30"><text:s text:c="2"/>set-cookie: <text:span text:style-name="T25">os=WINDOWS; path=/</text:span></text:p>
      <text:p text:style-name="P30"><text:s text:c="2"/>status: <text:span text:style-name="T25">200</text:span></text:p>
      <text:p text:style-name="P30"><text:s text:c="2"/>vary: <text:span text:style-name="T25">Accept-Encoding</text:span></text:p>
      <text:p text:style-name="P30"><text:s text:c="2"/>x-frame-options: <text:span text:style-name="T25">DENY</text:span></text:p>
      <text:p text:style-name="P30"><text:s text:c="2"/>x-powered-by: <text:span text:style-name="T25">PHP/5.5.38</text:span></text:p>
      <text:p text:style-name="P30"><text:s text:c="2"/>x-server-by: <text:span text:style-name="T25">sinfe1</text:span></text:p>
      <text:p text:style-name="P2">Request Headers:</text:p>
      <text:p text:style-name="P29"><text:span text:style-name="T35"><text:s text:c="2"/>:authority: </text:span><text:span text:style-name="T25">sinoptik.ua</text:span></text:p>
      <text:p text:style-name="P33"><text:s text:c="2"/>:method: <text:span text:style-name="T25">GET</text:span></text:p>
      <text:p text:style-name="P33"><text:s text:c="2"/>:path: <text:span text:style-name="T25">/</text:span></text:p>
      <text:p text:style-name="P33"><text:s text:c="2"/>:scheme: <text:span text:style-name="T25">https</text:span></text:p>
      <text:p text:style-name="P33"><text:s text:c="2"/>accept: <text:span text:style-name="T25">text/html,application/xhtml+xml,application/xml;q=0.9,image/webp,image/apng,*/*;q=0.8</text:span></text:p>
      <text:p text:style-name="P33"><text:s text:c="2"/>accept-encoding: <text:span text:style-name="T25">gzip, deflate, br</text:span></text:p>
      <text:p text:style-name="P33"><text:s text:c="2"/>accept-language: <text:span text:style-name="T25">uk-UA,uk;q=0.9,ru;q=0.8,en-US;q=0.7,en;q=0.6</text:span></text:p>
      <text:p text:style-name="P33"><text:s text:c="2"/>cache-control: <text:span text:style-name="T25">max-age=0</text:span></text:p>
      <text:p text:style-name="P33"><text:s text:c="2"/>cookie: <text:span text:style-name="T25">os=WINDOWS; b=b; co=1; cities=103067696; location=52.0; faDN=370f8bae9963df0700632eb4bf88028b406d85653f2f; __utmc=133485452; __utmz=133485452.1521635849.1.1.utmcsr=(direct)|utmccn=(direct)|utmcmd=(none); __utmt=1; __utma=133485452.772427049.1521635849.1521635849.1521635849.1; __utmb=133485452.1.10.1521635849</text:span></text:p>
      <text:p text:style-name="P33"><text:s text:c="2"/>if-none-match: <text:span text:style-name="T25">"90b03f784ff452fae48cc81e5e5ff7cc"</text:span></text:p>
      <text:p text:style-name="P33"><text:s text:c="2"/>upgrade-insecure-requests: <text:span text:style-name="T25">1</text:span></text:p>
      <text:p text:style-name="P33"><text:s text:c="2"/>user-agent: <text:span text:style-name="T25">Mozilla/5.0 (Windows NT 10.0; Win64; x64) AppleWebKit/537.36 (KHTML, like Gecko) Chrome/67.0.3377.0 Safari/537.36</text:span></text:p>
      <text:p text:style-name="P2"/>
      <text:p text:style-name="P36"/>
      <text:p text:style-name="P3"/>
      <text:p text:style-name="P37"/>
      <text:p text:style-name="P2"/>
      <text:p text:style-name="P26"/>
      <text:p text:style-name="P37"/>
      <text:p text:style-name="P37"/>
      <text:p text:style-name="P30"><text:soft-page-break/><text:span text:style-name="T29">5)</text:span><text:a xlink:type="simple" xlink:href="https://www.wikipedia.org/" text:style-name="Internet_20_link" text:visited-style-name="Visited_20_Internet_20_Link"><text:span text:style-name="T38">https://www.wikipedia.org/</text:span></text:a></text:p>
      <text:p text:style-name="P35"><text:span text:style-name="T35"><text:s text:c="2"/>Request URL: </text:span><text:span text:style-name="T25">https://www.wikipedia.org/</text:span></text:p>
      <text:p text:style-name="P1"><text:s text:c="2"/>Request Method: <text:span text:style-name="T25">GET</text:span></text:p>
      <text:p text:style-name="P1"><text:s text:c="2"/>Status Code: <text:span text:style-name="T25">304 </text:span></text:p>
      <text:p text:style-name="P1"><text:s text:c="2"/>Remote Address: <text:span text:style-name="T25">91.198.174.192:443</text:span></text:p>
      <text:p text:style-name="P1"><text:s text:c="2"/>Referrer Policy: <text:span text:style-name="T25">no-referrer-when-downgrade</text:span></text:p>
      <text:p text:style-name="P4"/>
      <text:p text:style-name="P2">Response Headers:</text:p>
      <text:p text:style-name="P28"><text:span text:style-name="T35"><text:s text:c="2"/>age: </text:span><text:span text:style-name="T25">11268</text:span></text:p>
      <text:p text:style-name="P30"><text:s text:c="2"/>backend-timing: <text:span text:style-name="T25">D=241 t=1521541409339756</text:span></text:p>
      <text:p text:style-name="P30"><text:s text:c="2"/>cache-control: <text:span text:style-name="T25">s-maxage=86400, must-revalidate, max-age=3600</text:span></text:p>
      <text:p text:style-name="P30"><text:s text:c="2"/>content-encoding: <text:span text:style-name="T25">gzip</text:span></text:p>
      <text:p text:style-name="P30"><text:s text:c="2"/>content-type: <text:span text:style-name="T25">text/html</text:span></text:p>
      <text:p text:style-name="P30"><text:s text:c="2"/>date: <text:span text:style-name="T25">Wed, 21 Mar 2018 13:27:45 GMT</text:span></text:p>
      <text:p text:style-name="P30"><text:s text:c="2"/>etag: <text:span text:style-name="T25">W/"122ea-567c1f68db213"</text:span></text:p>
      <text:p text:style-name="P30"><text:s text:c="2"/>last-modified: <text:span text:style-name="T25">Mon, 19 Mar 2018 11:07:26 GMT</text:span></text:p>
      <text:p text:style-name="P30"><text:s text:c="2"/>server: <text:span text:style-name="T25">mw1324.eqiad.wmnet</text:span></text:p>
      <text:p text:style-name="P30"><text:s text:c="2"/>status: <text:span text:style-name="T25">304</text:span></text:p>
      <text:p text:style-name="P30"><text:s text:c="2"/>strict-transport-security: <text:span text:style-name="T25">max-age=106384710; includeSubDomains; preload</text:span></text:p>
      <text:p text:style-name="P30"><text:s text:c="2"/>vary: <text:span text:style-name="T25">Accept-Encoding</text:span></text:p>
      <text:p text:style-name="P30"><text:s text:c="2"/>via: <text:span text:style-name="T25">1.1 varnish (Varnish/5.1), 1.1 varnish (Varnish/5.1), 1.1 varnish (Varnish/5.1)</text:span></text:p>
      <text:p text:style-name="P30"><text:s text:c="2"/>x-analytics: <text:span text:style-name="T25">WMF-Last-Access=21-Mar-2018;WMF-Last-Access-Global=21-Mar-2018;https=1</text:span></text:p>
      <text:p text:style-name="P30"><text:s text:c="2"/>x-cache: <text:span text:style-name="T25">cp1065 hit/9, cp3040 hit/4, cp3043 hit/147724</text:span></text:p>
      <text:p text:style-name="P30"><text:s text:c="2"/>x-cache-status: <text:span text:style-name="T25">hit-front</text:span></text:p>
      <text:p text:style-name="P30"><text:s text:c="2"/>x-client-ip: <text:span text:style-name="T25">92.253.244.12</text:span></text:p>
      <text:p text:style-name="P30"><text:s text:c="2"/>x-varnish: <text:span text:style-name="T25">1065381117 1062623439, 862235054 854349461, 1058867962 566304218</text:span></text:p>
      <text:p text:style-name="P2">Request Headers:</text:p>
      <text:p text:style-name="P28"><text:span text:style-name="T35"><text:s text:c="2"/>:authority: </text:span><text:span text:style-name="T25">www.wikipedia.org</text:span></text:p>
      <text:p text:style-name="P30"><text:s text:c="2"/>:method: <text:span text:style-name="T25">GET</text:span></text:p>
      <text:p text:style-name="P30"><text:s text:c="2"/>:path: <text:span text:style-name="T25">/</text:span></text:p>
      <text:p text:style-name="P30"><text:s text:c="2"/>:scheme: <text:span text:style-name="T25">https</text:span></text:p>
      <text:p text:style-name="P30"><text:s text:c="2"/>accept: <text:span text:style-name="T25">text/html,application/xhtml+xml,application/xml;q=0.9,image/webp,image/apng,*/*;q=0.8</text:span></text:p>
      <text:p text:style-name="P30"><text:s text:c="2"/>accept-encoding: <text:span text:style-name="T25">gzip, deflate, br</text:span></text:p>
      <text:p text:style-name="P30"><text:s text:c="2"/>accept-language: <text:span text:style-name="T25">uk-UA,uk;q=0.9,ru;q=0.8,en-US;q=0.7,en;q=0.6</text:span></text:p>
      <text:p text:style-name="P30"><text:s text:c="2"/>cache-control: <text:span text:style-name="T25">max-age=0</text:span></text:p>
      <text:p text:style-name="P30"><text:s text:c="2"/>cookie: <text:span text:style-name="T25">CP=H2; WMF-Last-Access=21-Mar-2018; WMF-Last-Access-Global=21-Mar-2018; GeoIP=UA:46:Lviv:49.84:24.03:v4</text:span></text:p>
      <text:p text:style-name="P30"><text:s text:c="2"/>if-modified-since: <text:span text:style-name="T25">Mon, 19 Mar 2018 11:07:26 GMT</text:span></text:p>
      <text:p text:style-name="P30"><text:s text:c="2"/>if-none-match: <text:span text:style-name="T25">W/"122ea-567c1f68db213"</text:span></text:p>
      <text:p text:style-name="P30"><text:s text:c="2"/>upgrade-insecure-requests: <text:span text:style-name="T25">1</text:span></text:p>
      <text:p text:style-name="P30"><text:s text:c="2"/>user-agent: <text:span text:style-name="T25">Mozilla/5.0 (Windows NT 10.0; Win64; x64) AppleWebKit/537.36 (KHTML, like Gecko) Chrome/67.0.3377.0 Safari/537.36</text:span></text:p>
      <text:p text:style-name="P5"/>
      <text:p text:style-name="P38"><text:soft-page-break/>DESCRIPTION OF HEADERS:</text:p>
      <text:p text:style-name="P39">RESPONSE:</text:p>
      <text:p text:style-name="P41"><text:span text:style-name="T20"><text:s text:c="3"/></text:span><text:span text:style-name="T20">C</text:span><text:span text:style-name="T21">ache-control</text:span><text:span text:style-name="T20"> <text:s/>- </text:span><text:span text:style-name="T22">Specifies directives for caching mechanisms in both requests and responses.</text:span><text:span text:style-name="T39"> </text:span></text:p>
      <text:p text:style-name="P41"><text:span text:style-name="T20"><text:s text:c="3"/></text:span><text:span text:style-name="T20">Content-encoding</text:span><text:span text:style-name="T20"> - </text:span><text:span text:style-name="T22">Used to specify the compression algorithm.</text:span><text:span text:style-name="T39"> </text:span></text:p>
      <text:p text:style-name="P41"><text:span text:style-name="T20"><text:s text:c="3"/></text:span><text:span text:style-name="T20">Content-type</text:span><text:span text:style-name="T20"> - </text:span><text:span text:style-name="T18">Indicates the media type of the resource.</text:span> </text:p>
      <text:p text:style-name="P41"><text:span text:style-name="T20"><text:s text:c="3"/></text:span><text:span text:style-name="T20">Content-language</text:span><text:span text:style-name="T20"> - </text:span><text:span text:style-name="T18">Describes the language(s) intended for the audience, so that it allows a user to differentiate according to the users' own preferred language.</text:span> </text:p>
      <text:p text:style-name="P41"><text:span text:style-name="T20"><text:s text:c="3"/>Content-length</text:span><text:span text:style-name="T20"> - </text:span><text:span text:style-name="T18">indicates the size of the entity-body, in decimal number of octets, sent to the recipient.</text:span><text:span text:style-name="T20"> </text:span></text:p>
      <text:p text:style-name="P41"><text:span text:style-name="T20"><text:s text:c="3"/></text:span><text:span text:style-name="T20">Date </text:span><text:span text:style-name="T20">- </text:span><text:span text:style-name="T18">Contains the date and time at which the message was originated.</text:span></text:p>
      <text:p text:style-name="P41"><text:span text:style-name="T20"><text:s text:c="3"/></text:span><text:span text:style-name="T20">Expires</text:span><text:span text:style-name="T20"> - </text:span><text:span text:style-name="T18">The date/time after which the response is considered stale.</text:span> </text:p>
      <text:p text:style-name="P41"><text:span text:style-name="T20"><text:s text:c="3"/></text:span><text:span text:style-name="T20">Server</text:span><text:span text:style-name="T20"> - </text:span><text:span text:style-name="T18">Contains information about the software used by the origin server to handle the request.</text:span> </text:p>
      <text:p text:style-name="P41"><text:span text:style-name="T20"><text:s/></text:span><text:span text:style-name="T20"><text:s text:c="2"/></text:span><text:span text:style-name="T20">Strict-transport-security</text:span><text:span text:style-name="T20"> - </text:span><text:span text:style-name="T18">Force communication using HTTPS instead of HTTP.</text:span> </text:p>
      <text:p text:style-name="P40"><text:span text:style-name="T12"><text:s text:c="4"/>X-content-type-options - </text:span><text:span text:style-name="T7">Disables MIME sniffing and forces browser to use the type given in</text:span><text:span text:style-name="T1"> </text:span><text:span text:style-name="T2">Content-Type</text:span></text:p>
      <text:p text:style-name="P40"><text:span text:style-name="T12"><text:s text:c="3"/>X-frame-options - </text:span><text:span text:style-name="T7">Indicates whether a browser should be allowed to render a page in a </text:span><text:a xlink:type="simple" xlink:href="https://developer.mozilla.org/en-US/docs/Web/HTML/Element/frame" text:style-name="Internet_20_link" text:visited-style-name="Visited_20_Internet_20_Link"><text:span text:style-name="Source_20_Text"><text:span text:style-name="T5">&lt;frame&gt;</text:span></text:span></text:a><text:span text:style-name="T7">, </text:span><text:a xlink:type="simple" xlink:href="https://developer.mozilla.org/en-US/docs/Web/HTML/Element/iframe" text:style-name="Internet_20_link" text:visited-style-name="Visited_20_Internet_20_Link"><text:span text:style-name="Source_20_Text"><text:span text:style-name="T43">&lt;iframe&gt;</text:span></text:span></text:a><text:span text:style-name="Source_20_Text"><text:span text:style-name="T5"> </text:span></text:span><text:span text:style-name="T11">or <text:s/></text:span><text:a xlink:type="simple" xlink:href="https://developer.mozilla.org/en-US/docs/Web/HTML/Element/object" text:style-name="Internet_20_link" text:visited-style-name="Visited_20_Internet_20_Link"><text:span text:style-name="Source_20_Text"><text:span text:style-name="T14">&lt;object&gt;</text:span></text:span></text:a><text:span text:style-name="T43"> </text:span></text:p>
      <text:p text:style-name="P22"><text:span text:style-name="T21">x-xss-protection - </text:span><text:span text:style-name="T18">Enables cross-site scripting filtering</text:span></text:p>
      <text:p text:style-name="P8"><text:span text:style-name="T7"><text:s text:c="3"/></text:span><text:span text:style-name="T10">pragma</text:span><text:span text:style-name="T7"> - Implementation-specific header that may have various effects anywhere along the request-response chain. </text:span></text:p>
      <text:p text:style-name="P22"><text:span text:style-name="T17">Set-cookie - </text:span><text:span text:style-name="T19">Send cookies from the server to the user agent.</text:span><text:span text:style-name="T45"> </text:span></text:p>
      <text:p text:style-name="P22"><text:span text:style-name="T17">Vary - </text:span><text:span text:style-name="T19">Determines how to match future request headers to decide whether a cached response can be used rather than requesting a fresh one from the origin server.</text:span><text:span text:style-name="T17"> </text:span></text:p>
      <text:p text:style-name="P21"><text:span text:style-name="T21">Access-Control-Allow-Credentials - </text:span><text:span text:style-name="T19">Indicates whether the response to the request can be exposed when the credentials flag is true.</text:span></text:p>
      <text:p text:style-name="P21"><text:span text:style-name="T21">Connection</text:span><text:span text:style-name="T23"> - </text:span><text:span text:style-name="T19">Controls whether the network connection stays open after the current transaction finishes.</text:span></text:p>
      <text:p text:style-name="P21"><text:span text:style-name="T17">Transfer-Encoding - </text:span><text:span text:style-name="T18">Specifies the the form of encoding used to safely transfer the entity to the user.</text:span><text:span text:style-name="T15"> </text:span></text:p>
      <text:p text:style-name="P20"><text:span text:style-name="T10">ETag</text:span><text:span text:style-name="T8"> <text:s/>- It is a validator, a unique string identifying the version of the resource. </text:span></text:p>
      <text:p text:style-name="P21"><text:span text:style-name="T17">Age - </text:span><text:span text:style-name="T18">The time in seconds the object has been in a proxy cache.</text:span><text:span text:style-name="T44"> </text:span></text:p>
      <text:p text:style-name="P20"><text:span text:style-name="T9">Last-modified - </text:span><text:span text:style-name="T7">It is a validator, the last modification date of the resource, used to compare several versions of the same resource. </text:span></text:p>
      <text:p text:style-name="P21"><text:span text:style-name="T16">Via - </text:span><text:span text:style-name="T18">Added by proxies, both forward and reverse proxies, and can appear in the request headers and the response headers.</text:span><text:span text:style-name="T16"> </text:span></text:p>
      <text:p text:style-name="P7"/>
      <text:p text:style-name="P7">REQUEST:</text:p>
      <text:p text:style-name="P21"><text:span text:style-name="T16">Accept - </text:span><text:span text:style-name="T18">Informs the server about the types of data that can be sent back. It is MIME-type.</text:span><text:span text:style-name="T44"> </text:span></text:p>
      <text:p text:style-name="P21"><text:span text:style-name="T16">Accept-encoding - </text:span><text:span text:style-name="T18">Informs the server about the encoding algorithm, usually a compression algorithm, that can be used on the resource sent back.</text:span><text:span text:style-name="T16"> </text:span></text:p>
      <text:p text:style-name="P21"><text:span text:style-name="T16"><text:s/>Accept-language - </text:span><text:span text:style-name="T18">Informs the server about the language the server is expected to send back. </text:span></text:p>
      <text:p text:style-name="P21"><text:span text:style-name="T16">Cache-control - </text:span><text:span text:style-name="T18">Specifies directives for caching mechanisms in both requests and responses.</text:span><text:span text:style-name="T16"> </text:span></text:p>
      <text:p text:style-name="P20"><text:span text:style-name="T9">Cookie - </text:span><text:span text:style-name="T7">Contains stored </text:span><text:a xlink:type="simple" xlink:href="https://developer.mozilla.org/en-US/docs/Web/HTTP/Cookies" text:style-name="Internet_20_link" text:visited-style-name="Visited_20_Internet_20_Link"><text:span text:style-name="T3">HTTP cookies</text:span></text:a><text:span text:style-name="T4"> </text:span><text:span text:style-name="T7">previously sent by the server with the </text:span><text:a xlink:type="simple" xlink:href="https://developer.mozilla.org/en-US/docs/Web/HTTP/Headers/Set-Cookie" text:style-name="Internet_20_link" text:visited-style-name="Visited_20_Internet_20_Link"><text:span text:style-name="Source_20_Text"><text:span text:style-name="T5">Set-Cookie</text:span></text:span></text:a><text:span text:style-name="T7">header.</text:span><text:span text:style-name="T9"> </text:span></text:p>
      <text:p text:style-name="P20"><text:span text:style-name="T9">Upgrade-insecure-requests - </text:span><text:span text:style-name="T7">Sends a signal to the server expressing the client’s preference for an encrypted and authenticated response, and that it can successfully handle the </text:span><text:a xlink:type="simple" xlink:href="https://developer.mozilla.org/en-US/docs/Web/HTTP/Headers/Content-Security-Policy/upgrade-insecure-requests" text:style-name="Internet_20_link" text:visited-style-name="Visited_20_Internet_20_Link"><text:span text:style-name="Source_20_Text"><text:span text:style-name="T5">upgrade-insecure-requests</text:span></text:span></text:a><text:span text:style-name="Source_20_Text"><text:span text:style-name="T4"> </text:span></text:span><text:span text:style-name="T7">directive.</text:span><text:span text:style-name="T9"> </text:span></text:p>
      <text:p text:style-name="P20"><text:soft-page-break/><text:span text:style-name="T9">User-agent - </text:span><text:span text:style-name="T7">Contains a characteristic string that allows the network protocol peers to identify the application type, operating system, software vendor or software version of the requesting software user agent. </text:span></text:p>
      <text:p text:style-name="P21"><text:span text:style-name="T16">Connection - </text:span><text:span text:style-name="T18">Controls whether the network connection stays open after the current transaction finishes.</text:span><text:span text:style-name="T44"> </text:span></text:p>
      <text:p text:style-name="P21"><text:span text:style-name="T16">Host - </text:span><text:span text:style-name="T18">Specifies the domain name of the server (for virtual hosting), and (optionally) the TCP port number on which the server is listening.</text:span><text:span text:style-name="T44"> </text:span></text:p>
      <text:p text:style-name="P21"><text:span text:style-name="T16">If-none-match - </text:span><text:span text:style-name="T18">Makes the request conditional and applies the method only if the stored resource doesn't match any of the given ETags. </text:span></text:p>
      <text:p text:style-name="P21"><text:span text:style-name="T17">If-modified-since - </text:span><text:span text:style-name="T18">Makes the request conditional and expects the entity to be transmitted only if it has been modified after the given date. </text:span></text:p>
      <text:p text:style-name="P11"/>
      <text:p text:style-name="P12"/>
      <text:p text:style-name="P13"/>
      <text:p text:style-name="P13"/>
      <text:p text:style-name="P15"/>
      <text:p text:style-name="P17"/>
      <text:p text:style-name="P18"><text:s/></text:p>
      <text:p text:style-name="P19"/>
      <text:p text:style-name="P16"/>
      <text:p text:style-name="P14"/>
      <text:p text:style-name="P6"/>
      <text:p text:style-name="P5"/>
      <text:p text:style-name="P2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Open Sans" svg:font-family="'Open Sans', arial, x-locale-body, sans-serif"/>
    <style:font-face style:name="Segoe UI" svg:font-family="'Segoe UI', Tahoma, sans-serif"/>
    <style:font-face style:name="Tahoma1" svg:font-family="Tahoma"/>
    <style:font-face style:name="consolas" svg:font-family="consolas, 'Liberation Mono', courier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4S</meta:editing-duration>
    <meta:editing-cycles>6</meta:editing-cycles>
    <meta:generator>OpenOffice/4.1.2$Win32 OpenOffice.org_project/412m3$Build-9782</meta:generator>
    <dc:date>2018-03-22T21:53:51</dc:date>
    <meta:document-statistic meta:table-count="0" meta:image-count="0" meta:object-count="0" meta:page-count="7" meta:paragraph-count="205" meta:word-count="1135" meta:character-count="11490"/>
    <meta:user-defined meta:name="Info 1"/>
    <meta:user-defined meta:name="Info 2"/>
    <meta:user-defined meta:name="Info 3"/>
    <meta:user-defined meta:name="Info 4"/>
  </office:meta>
</office:document-meta>
</file>